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CORD OF THE MESSIAH (1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CORD OF THE MESSIAH (1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view (1: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eview (1: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, Israel's royal father (1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Abraham, Israel's racial father (1:1b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CORD OF THE MESSIAH (1:1-1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review (1: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verview (1:2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overview (1:2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From Abraham to David (1:2-6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From Solomon to Jehoiachin (Jeconiah) (1:7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Shealtiel to Jesus (1:12-1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CORD OF THE MESSIAH (1:1-1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view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verview (1:2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view (1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MATTHEW 1-2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CORD OF THE MESSIAH (1:1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VELATION CONCERNING THE MESSIAH (1:18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VELATION CONCERNING THE MESSIAH (1:18-25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oseph's distress (1: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seph's decision (1:1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Joseph's dream (1:20-2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Joseph's dream (1:20-25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message in the dream (1:20-23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essage in the dream (1:20-23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the purity of Mary (1:2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the person within Mary (1:21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the prophecy about Mary (1:22-2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Joseph's dream (1:20-25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message in the dream (1:20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rriage following the dream (1:24-2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REVELATION CONCERNING THE MESSIAH (1:18-25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Joseph's distress (1:1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Joseph's decision (1:1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Joseph's dream (1:20-2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MATTHEW 1-2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CORD OF THE MESSIAH (1:1-1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VELATION CONCERNING THE MESSIAH (1:18-25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REQUEST TO SEE THE MESSIAH (2: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-title-Title-Slide" presentation:presentation-page-layout-name="Master1-PPL1" draw:id="Slide-269">
        <draw:frame draw:id="id109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THE REQUEST TO SEE THE MESSIAH (2:1-12)<text:s text:c="1"/></text:span><text:span text:style-name="a630" text:class-names=""/></text:p>
          </draw:text-box>
          <svg:title/>
          <svg:desc/>
        </draw:frame>
        <draw:frame draw:id="id110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wise men's journey (2:1-8):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5" draw:style-name="a638" draw:master-page-name="Master1-Layout1-title-Title-Slide" presentation:presentation-page-layout-name="Master1-PPL1" draw:id="Slide-270">
        <draw:frame draw:id="id111" presentation:style-name="a642" draw:name="Title 1" svg:x="1.38in" svg:y="0.83in" svg:width="10.3in" svg:height="4.42in" presentation:class="title" presentation:placeholder="false">
          <draw:text-box>
            <text:p text:style-name="a641" text:class-names="" text:cond-style-name=""><text:span text:style-name="a639" text:class-names=""><text:s text:c="1"/>The wise men's journey (2:1-8):<text:s text:c="1"/></text:span><text:span text:style-name="a640" text:class-names=""/></text:p>
          </draw:text-box>
          <svg:title/>
          <svg:desc/>
        </draw:frame>
        <draw:frame draw:id="id112" presentation:style-name="a647" draw:name="Subtitle 2" svg:x="1.38in" svg:y="5.25in" svg:width="10.3in" svg:height="1.85in" presentation:class="subtitle" presentation:placeholder="false">
          <draw:text-box>
            <text:p text:style-name="a644" text:class-names="" text:cond-style-name=""><text:span text:style-name="a643" text:class-names=""><text:s text:c="1"/>Their public meeting with King Herod (2:1-6)<text:s text:c="1"/></text:span></text:p>
            <text:p text:style-name="a646" text:class-names="" text:cond-style-name=""><text:span text:style-name="a645" text:class-names=""/></text:p>
          </draw:text-box>
          <svg:title/>
          <svg:desc/>
        </draw:frame>
      </draw:page>
      <draw:page draw:name="Slide16" draw:style-name="a648" draw:master-page-name="Master1-Layout12-tx-Title-and-Text" presentation:presentation-page-layout-name="Master1-PPL12" draw:id="Slide-271">
        <draw:frame draw:id="id113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ir public meeting with King Herod (2:1-6)<text:s text:c="1"/></text:span><text:span text:style-name="a650" text:class-names=""/></text:p>
          </draw:text-box>
          <svg:title/>
          <svg:desc/>
        </draw:frame>
        <draw:frame draw:id="id114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gi's request (2:1-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monarch's reaction (2:3-4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7" draw:style-name="a663" draw:master-page-name="Master1-Layout12-tx-Title-and-Text" presentation:presentation-page-layout-name="Master1-PPL12" draw:id="Slide-272">
        <draw:frame draw:id="id115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monarch's reaction (2:3-4)<text:s text:c="1"/></text:span><text:span text:style-name="a665" text:class-names=""/></text:p>
          </draw:text-box>
          <svg:title/>
          <svg:desc/>
        </draw:frame>
        <draw:frame draw:id="id116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concern (2: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command (2:4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ir public meeting with King Herod (2:1-6)<text:s text:c="1"/></text:span><text:span text:style-name="a680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magi's request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monarch's reaction (2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ministers' reply (2:5-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ministers' reply (2:5-6)<text:s text:c="1"/>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place (2: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prophecy (2: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ir public meeting with King Herod (2:1-6)<text:s text:c="1"/></text:span><text:span text:style-name="a713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magi's request (2:1-2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monarch's reaction (2:3-4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ministers' reply (2:5-6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wise men's journey (2:1-8):<text:s text:c="1"/></text:span><text:span text:style-name="a731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ir public meeting with King Herod (2:1-6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ir private meeting with King Herod (2:7-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ir private meeting with King Herod (2:7-8)<text:s text:c="1"/></text:span><text:span text:style-name="a746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Herod's demand (2:7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Herod's deception (2:8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wise men's journey (2:1-8):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ir public meeting with King Herod (2:1-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ir private meeting with King Herod (2:7-8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REQUEST TO SEE THE MESSIAH (2:1-12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wise men's journey (2:1-8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wise men's joy (2:9-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wise men's joy (2:9-12):<text:s text:c="1"/></text:span><text:span text:style-name="a791" text:class-names=""/></text:p>
          </draw:text-box>
          <svg:title/>
          <svg:desc/>
        </draw:frame>
        <draw:frame draw:id="id132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witness of the star (2:9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worship by the wise men (2:10-11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warning from the Lord (2:12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6" draw:style-name="a807" draw:master-page-name="Master1-Layout12-tx-Title-and-Text" presentation:presentation-page-layout-name="Master1-PPL12" draw:id="Slide-281">
        <draw:frame draw:id="id133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REQUEST TO SEE THE MESSIAH (2:1-12)<text:s text:c="1"/></text:span><text:span text:style-name="a809" text:class-names=""/></text:p>
          </draw:text-box>
          <svg:title/>
          <svg:desc/>
        </draw:frame>
        <draw:frame draw:id="id134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wise men's journey (2:1-8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wise men's joy (2:9-1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7" draw:style-name="a822" draw:master-page-name="Master1-Layout12-tx-Title-and-Text" presentation:presentation-page-layout-name="Master1-PPL12" draw:id="Slide-282">
        <draw:frame draw:id="id135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MATTHEW 1-2<text:s text:c="1"/></text:span><text:span text:style-name="a824" text:class-names=""/></text:p>
          </draw:text-box>
          <svg:title/>
          <svg:desc/>
        </draw:frame>
        <draw:frame draw:id="id136" presentation:style-name="a842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THE RECORD OF THE MESSIAH (1:1-1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REVELATION CONCERNING THE MESSIAH (1:18-2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REQUEST TO SEE THE MESSIAH (2:1-1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THE ESCAPE ROUTE OF THE MESSIAH (2:13-23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8" draw:style-name="a843" draw:master-page-name="Master1-Layout1-title-Title-Slide" presentation:presentation-page-layout-name="Master1-PPL1" draw:id="Slide-283">
        <draw:frame draw:id="id137" presentation:style-name="a847" draw:name="Title 1" svg:x="1.38in" svg:y="0.83in" svg:width="10.3in" svg:height="4.42in" presentation:class="title" presentation:placeholder="false">
          <draw:text-box>
            <text:p text:style-name="a846" text:class-names="" text:cond-style-name=""><text:span text:style-name="a844" text:class-names="">THE ESCAPE ROUTE OF THE MESSIAH (2:13-23):<text:s text:c="1"/></text:span><text:span text:style-name="a845" text:class-names=""/></text:p>
          </draw:text-box>
          <svg:title/>
          <svg:desc/>
        </draw:frame>
        <draw:frame draw:id="id138" presentation:style-name="a852" draw:name="Subtitle 2" svg:x="1.38in" svg:y="5.25in" svg:width="10.3in" svg:height="1.85in" presentation:class="subtitle" presentation:placeholder="false">
          <draw:text-box>
            <text:p text:style-name="a849" text:class-names="" text:cond-style-name=""><text:span text:style-name="a848" text:class-names=""><text:s text:c="1"/>The reasons for the trip (2:13-15)<text:s text:c="1"/>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The reasons for the trip (2:13-15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o flee the wrath of Herod (2:13-14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o fulfill the words of Hosea (2:15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THE ESCAPE ROUTE OF THE MESSIAH (2:13-23):<text:s text:c="1"/></text:span><text:span text:style-name="a870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reasons for the trip (2:13-15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retaliation during the trip (2:16-18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retaliation during the trip (2:16-18)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purge of Herod (2:16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prophecy of Jeremiah (2:17-18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THE ESCAPE ROUTE OF THE MESSIAH (2:13-23):<text:s text:c="1"/></text:span><text:span text:style-name="a900" text:class-names=""/></text:p>
          </draw:text-box>
          <svg:title/>
          <svg:desc/>
        </draw:frame>
        <draw:frame draw:id="id146" presentation:style-name="a915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reasons for the trip (2:13-1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retaliation during the trip (2:16-18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return from the trip (2:19-23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33" draw:style-name="a916" draw:master-page-name="Master1-Layout12-tx-Title-and-Text" presentation:presentation-page-layout-name="Master1-PPL12" draw:id="Slide-288">
        <draw:frame draw:id="id147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<text:s text:c="1"/>The return from the trip (2:19-23):<text:s text:c="1"/></text:span><text:span text:style-name="a918" text:class-names=""/></text:p>
          </draw:text-box>
          <svg:title/>
          <svg:desc/>
        </draw:frame>
        <draw:frame draw:id="id148" presentation:style-name="a930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First dream (2:19-21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Second dream (2:22-23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34" draw:style-name="a931" draw:master-page-name="Master1-Layout12-tx-Title-and-Text" presentation:presentation-page-layout-name="Master1-PPL12" draw:id="Slide-289">
        <draw:frame draw:id="id149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THE ESCAPE ROUTE OF THE MESSIAH (2:13-23):<text:s text:c="1"/></text:span><text:span text:style-name="a933" text:class-names=""/></text:p>
          </draw:text-box>
          <svg:title/>
          <svg:desc/>
        </draw:frame>
        <draw:frame draw:id="id150" presentation:style-name="a948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reasons for the trip (2:13-15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retaliation during the trip (2:16-18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return from the trip (2:19-23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5" draw:style-name="a949" draw:master-page-name="Master1-Layout12-tx-Title-and-Text" presentation:presentation-page-layout-name="Master1-PPL12" draw:id="Slide-290">
        <draw:frame draw:id="id151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MATTHEW 1-2<text:s text:c="1"/></text:span><text:span text:style-name="a951" text:class-names=""/></text:p>
          </draw:text-box>
          <svg:title/>
          <svg:desc/>
        </draw:frame>
        <draw:frame draw:id="id152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THE RECORD OF THE MESSIAH (1:1-17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THE REVELATION CONCERNING THE MESSIAH (1:18-25)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HE REQUEST TO SEE THE MESSIAH (2:1-12)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THE ESCAPE ROUTE OF THE MESSIAH (2:13-23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-2 </dc:title>
    <meta:initial-creator>David STRICKLAND</meta:initial-creator>
    <dc:creator>David STRICKLAND</dc:creator>
    <meta:creation-date>2020-02-22T17:35:40Z</meta:creation-date>
    <dc:date>2020-02-22T17:35:41Z</dc:date>
    <meta:template xlink:href="BibleStudy" xlink:type="simple"/>
    <meta:editing-cycles>1</meta:editing-cycles>
    <meta:editing-duration>PT0S</meta:editing-duration>
    <meta:document-statistic meta:paragraph-count="114" meta:word-count="889"/>
  </office:meta>
</office:document-meta>
</file>